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8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210.7pt"/>
    </style:style>
    <style:style style:name="co4" style:family="table-column">
      <style:table-column-properties fo:break-before="auto" style:column-width="116.79pt"/>
    </style:style>
    <style:style style:name="co5" style:family="table-column">
      <style:table-column-properties fo:break-before="auto" style:column-width="389.3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mu_main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1, C4, C24, C26, C27, C34, C35, C36, C38, C40, C43, C48, C50, C51, C52, C5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capacito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2, C3, C5, C6, C9, C10, C11, C12, C13, C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603 capacitor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7, C8, C15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Tantalum_SMD:CP_EIA-6032-28_Kemet-C_Pad2.25x2.35mm_HandSolde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293d226x9025c2te3/tantalove-kondenzatory-smd/vishay/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6, C17</text:p>
          </table:table-cell>
          <table:table-cell office:value-type="string" calcext:value-type="string">
            <text:p>270p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AVX/08055A271JAT2A/?qs=o2Ryk6%252BtLJtmWp8Z%252BRBEFA%3D%3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8, C19, C20</text:p>
          </table:table-cell>
          <table:table-cell office:value-type="string" calcext:value-type="string">
            <text:p>15p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TDK/CGA5C4C0G2J271J060AA/?qs=FxQuwy19cyCFaP39URlg4w%3D%3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capacitor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2, C25</text:p>
          </table:table-cell>
          <table:table-cell office:value-type="string" calcext:value-type="string">
            <text:p>150p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Yageo/CC0805JRNPOYBN151/?qs=WS5Jv%252B%252Bx1qViSs68xPRhng%3D%3D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TDK/C3216C0G2J221J060AA/?qs=NRhsANhppD%252B8bxP3OkeJTg%3D%3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270p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capacitor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9, C30, C31</text:p>
          </table:table-cell>
          <table:table-cell office:value-type="string" calcext:value-type="string">
            <text:p>680p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capacitor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2, C33, C37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capacito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9, C49, C5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capacitor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THT:C_Rect_L7.0mm_W3.5mm_P5.00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mks2-1u_50/kondenzatory-tht-polyesterove/wima/mks2b041001c00kssd/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2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apacitor_Tantalum_SMD:CP_EIA-3216-18_Kemet-A_Pad1.58x1.35mm_HandSolde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t491a475k020at/tantalove-kondenzatory-smd/kemet/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44, C45, C46, C47, C53, C54, C55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capacitor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AV70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bav70lt1g/univerzalne-diody-smd/on-semiconductor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, D3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bav99lt1g/univerzalne-diody-smd/on-semiconductor/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4, D5, D6, D7</text:p>
          </table:table-cell>
          <table:table-cell office:value-type="string" calcext:value-type="string">
            <text:p>BAV199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bav199.215/univerzalne-diody-smd/nexperia/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8, D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Any color you like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B1, FB2, FB3, FB4</text:p>
          </table:table-cell>
          <table:table-cell office:value-type="string" calcext:value-type="string">
            <text:p>Ferrite_Bead_Small</text:p>
          </table:table-cell>
          <table:table-cell office:value-type="string" calcext:value-type="string">
            <text:p>Inductor_SMD:L_0805_2012Metric_Pad1.15x1.40mm_HandSolde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blm31af700sn1l/koraliky-s-feritom/murata/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1, H2, H3, 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3.2mm_M3_ISO7380_Pad</text:p>
          </table:table-cell>
          <table:table-cell table:number-columns-repeated="2" office:value-type="string" calcext:value-type="string">
            <text:p>DNP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Molex:Molex_KK-254_AE-6410-03A_1x03_P2.54mm_Vertic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ns25-w3p/signalove-konektory-raster-2-54mm/ninigi/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Molex:Molex_KK-396_A-41791-0003_1x03_P3.96mm_Vertic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a3960wv-03p/signalove-konektory-raster-3-96mm/joint-tech/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onn_01x05_Male</text:p>
          </table:table-cell>
          <table:table-cell office:value-type="string" calcext:value-type="string">
            <text:p>Connector_Molex:Molex_KK-254_AE-6410-05A_1x05_P2.54mm_Vertic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ns25-w5p/signalove-konektory-raster-2-54mm/ninigi/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Connector_Molex:Molex_KK-396_A-41791-0006_1x06_P3.96mm_Vertic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a3960wv-06p/signalove-konektory-raster-3-96mm/joint-tech/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Conn_01x05_Male</text:p>
          </table:table-cell>
          <table:table-cell office:value-type="string" calcext:value-type="string">
            <text:p>Connector_Molex:Molex_KK-396_A-41791-0005_1x05_P3.96mm_Vertic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a3960wv-05p/signalove-konektory-raster-3-96mm/joint-tech/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Connector_IDC:IDC-Header_2x03_P2.54mm_Vertic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75869-331lf/konektory-idc/amphenol-icc/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Connector_PinHeader_2.00mm:PinHeader_1x06_P2.00mm_Vertical</text:p>
          </table:table-cell>
          <table:table-cell table:number-columns-repeated="2" office:value-type="string" calcext:value-type="string">
            <text:p>DNP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1, K2</text:p>
          </table:table-cell>
          <table:table-cell office:value-type="string" calcext:value-type="string">
            <text:p>EC2-5NU</text:p>
          </table:table-cell>
          <table:table-cell office:value-type="string" calcext:value-type="string">
            <text:p>Relay_THT:Relay_DPDT_Kemet_EC2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KEMET/EC2-12NU?qs=BenOyfdfArqRFl%252BOm5Bdvw==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bc847.215/tranzistory-npn-smd/nexperia/</text:p>
          </table:table-cell>
          <table:table-cell office:value-type="string" calcext:value-type="string">
            <text:p>may use BC817 instea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, R2, R3, R6, R20, R32, R36, R37, R79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resistor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, R5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resisto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7, R8, R9, R10, R11, R12, R28, R31, R33, R34, R35, R63, R64, R66, R68, R70, R71, R73, R74, R75, R76, R77, R78</text:p>
          </table:table-cell>
          <table:table-cell office:value-type="string" calcext:value-type="string">
            <text:p>10k00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era6aeb103v/presne-rezistory-smd-0805/panasonic/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3, R14, R16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resistor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5, R26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resistor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7, R19, R21, R27, R51, R55, R60</text:p>
          </table:table-cell>
          <table:table-cell office:value-type="string" calcext:value-type="string">
            <text:p>10k1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resistor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resistor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Bourns/CR1206-JW-204ELF/?qs=sGAEpiMZZMtlubZbdhIBILCQcJqP0qAyM%252BEXnPvLiXU%3D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3, R56, R5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resistor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Vishay-Dale/CRCW12064K70JNEAC/?qs=sGAEpiMZZMtlubZbdhIBIIZe04wfiaJWxbIBupvBhFU%3D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10k1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Vishay-Dale/CRCW120610K0FKEAC/?qs=sGAEpiMZZMtlubZbdhIBIIZe04wfiaJWFuAq5dn3JRk%3D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300k00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ar1206-300k-0.1%25/presne-rezistory-smd-1206/viking/ar06btcv3003/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22k10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arg0805-22k-0.5%25/presne-rezistory-smd-0805/viking/arg05dtc2202/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2M00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TE-Connectivity-Holsworthy/CPF0805B2M0E?qs=CXI0wBT1M2hICTuUd%2FIMfQ%3D%3D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9</text:p>
          </table:table-cell>
          <table:table-cell office:value-type="string" calcext:value-type="string">
            <text:p>200k00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TE-Connectivity-Holsworthy/RQ73C2A200KBTDF?qs=%2Fha2pyFadujgkBNfiZFqIA781rKlziyqyGdEaGt9MdJcyA0fGG%252Bgzzb4pQaFth8r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20k5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Yageo/RT0805BRD0720K5L/?qs=Q0GlgB%252BOca%252BxfnVdr3eu0w%3D%3D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1, R83</text:p>
          </table:table-cell>
          <table:table-cell office:value-type="string" calcext:value-type="string">
            <text:p>2k00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ar0805-2k-0.1%25/presne-rezistory-smd-0805/viking/ar05btcw2001/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200R00</text:p>
          </table:table-cell>
          <table:table-cell office:value-type="string" calcext:value-type="string">
            <text:p>Resistor_SMD:R_MiniMELF_MMA-0204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Vishay-Beyschlag/MMA02040E2000BB300?qs=YmMt7wOBEV7xAuhhDxeBhQ==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43, R44, R45, R46</text:p>
          </table:table-cell>
          <table:table-cell office:value-type="string" calcext:value-type="string">
            <text:p>78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TE-Connectivity-Holsworthy/RP73D2B78R7BTG?qs=%2Fha2pyFadug15L0tzQdxf2J%252BQCAqxw8GB9zQNdw7G4wqgIG%252BUxFoSyx0sw1tb0Il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47, R48, R49, R50</text:p>
          </table:table-cell>
          <table:table-cell office:value-type="string" calcext:value-type="string">
            <text:p>4R70</text:p>
          </table:table-cell>
          <table:table-cell office:value-type="string" calcext:value-type="string">
            <text:p>Resistor_SMD:R_2512_6332Metric</text:p>
          </table:table-cell>
          <table:table-cell table:number-columns-repeated="2" office:value-type="string" calcext:value-type="string">
            <text:p>DNP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52, R54</text:p>
          </table:table-cell>
          <table:table-cell office:value-type="string" calcext:value-type="string">
            <text:p>100k00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TE-Connectivity-Holsworthy/RQ73C2A100KBTD?qs=gZXFycFWdAMRVPmJtg9N9A%3D%3D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53, R57</text:p>
          </table:table-cell>
          <table:table-cell office:value-type="string" calcext:value-type="string">
            <text:p>250k00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TE-Connectivity-Holsworthy/RQ73C2A249KBTDF?qs=%2Fha2pyFadujgkBNfiZFqILjIwzVvl0OktLY3XjCnAwA3UPd3VnCIbMtb0i167Qt%2F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309_L9.0mm_D3.2mm_P12.70mm_Horizont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pr01-1k/metalizovane-rezistory-tht-1w/vishay/pr01000101001ja100/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61, R62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resistor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2R2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Generic 0805 resistor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67, R69, R81, R82</text:p>
          </table:table-cell>
          <table:table-cell office:value-type="string" calcext:value-type="string">
            <text:p>21k50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Yageo/RT0805BRD0721K5L/?qs=4CyHz7GXqSgMQiImMmG4dg%3D%3D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2</text:p>
          </table:table-cell>
          <table:table-cell office:value-type="string" calcext:value-type="string">
            <text:p>1M6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2" office:value-type="string" calcext:value-type="string">
            <text:p>DNP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0</text:p>
          </table:table-cell>
          <table:table-cell office:value-type="string" calcext:value-type="string">
            <text:p>20k50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Yageo/RT0805BRD0720K5L/?qs=Q0GlgB%252BOca%252BxfnVdr3eu0w%3D%3D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A7805</text:p>
          </table:table-cell>
          <table:table-cell office:value-type="string" calcext:value-type="string">
            <text:p>Package_TO_SOT_SMD:TO-263-3_TabPin2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l7805abd2t/stabilizatory-napatia-neregulovane/stmicroelectronics/l7805abd2t-tr/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DG411xY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dg444dy/multiplexory-a-analogove-prepinace/vishay/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3, U28</text:p>
          </table:table-cell>
          <table:table-cell office:value-type="string" calcext:value-type="string">
            <text:p>OPA202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Texas-Instruments/OPA202IDR?qs=sGAEpiMZZMutXGli8Ay4kChyLEfA%252BBJARdMxAAHG5nc%3D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4, U5, U6, U8, U9, U10, U11, U13, U14, U19, U20</text:p>
          </table:table-cell>
          <table:table-cell office:value-type="string" calcext:value-type="string">
            <text:p>OPA140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Texas-Instruments/OPA140AIDR/?qs=nHis3Socmoq8P2a2dEtOew%3D%3D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LM393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lm393dt/komparatory-smd/stmicroelectronics/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TLP170D</text:p>
          </table:table-cell>
          <table:table-cell office:value-type="string" calcext:value-type="string">
            <text:p>Package_SO:SO-4_4.4x3.9mm_P2.54mm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Toshiba/TLP170DF/?qs=sRdS99IVWC82vTD8bl8sFg%3D%3D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5, U16</text:p>
          </table:table-cell>
          <table:table-cell office:value-type="string" calcext:value-type="string">
            <text:p>DG444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dg444dy/multiplexory-a-analogove-prepinace/vishay/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AQY221R</text:p>
          </table:table-cell>
          <table:table-cell office:value-type="string" calcext:value-type="string">
            <text:p>Package_SO:SO-4_4.4x3.9mm_P2.54mm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Panasonic-Industrial-Devices/AQY221R2SX/?qs=Wn4D5qJAqBI5HElhh1lUZQ%3D%3D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Package_SO:SO-4_4.4x3.9mm_P2.54mm</text:p>
          </table:table-cell>
          <table:table-cell table:number-columns-repeated="2" office:value-type="string" calcext:value-type="string">
            <text:p>DNP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1</text:p>
          </table:table-cell>
          <table:table-cell office:value-type="string" calcext:value-type="string">
            <text:p>TL071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tl071acd/operacne-zosilnovace-smd/texas-instruments/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2</text:p>
          </table:table-cell>
          <table:table-cell office:value-type="string" calcext:value-type="string">
            <text:p>ISO7341C</text:p>
          </table:table-cell>
          <table:table-cell office:value-type="string" calcext:value-type="string">
            <text:p>Package_SO:SOIC-16W_7.5x10.3mm_P1.27mm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Texas-Instruments/ISO7341CDW?qs=asCBFxFfL1QXhBq0uR%2FJmA%3D%3D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3</text:p>
          </table:table-cell>
          <table:table-cell office:value-type="string" calcext:value-type="string">
            <text:p>ATmega8535-16JU</text:p>
          </table:table-cell>
          <table:table-cell office:value-type="string" calcext:value-type="string">
            <text:p>Package_LCC:PLCC-44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Microchip-Technology-Atmel/ATMEGA8535L-8JUR?qs=6Dg1WZIWLC5%252BsFDwrqNU3A%3D%3D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4</text:p>
          </table:table-cell>
          <table:table-cell office:value-type="string" calcext:value-type="string">
            <text:p>MAX6225</text:p>
          </table:table-cell>
          <table:table-cell office:value-type="string" calcext:value-type="string">
            <text:p>Package_DIP:DIP-8_W7.62mm_Socket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Maxim-Integrated/MAX6225ACPA%2b?qs=GxOUx7aO6nyrNG4h06TzmA%3D%3D</text:p>
          </table:table-cell>
          <table:table-cell office:value-type="string" calcext:value-type="string">
            <text:p>Other alernatives are possible, I used this because I had it in my junkbox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5</text:p>
          </table:table-cell>
          <table:table-cell office:value-type="string" calcext:value-type="string">
            <text:p>OPA2333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Texas-Instruments/OPA2333AID?qs=7nS3%252BbEUL6s6Q5%2FuexU7%252Bg%3D%3D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6</text:p>
          </table:table-cell>
          <table:table-cell office:value-type="string" calcext:value-type="string">
            <text:p>LTC2057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Analog-Devices/LTC2057IS8PBF?qs=hVkxg5c3xu96mZ%252BCpnMNfA%3D%3D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7</text:p>
          </table:table-cell>
          <table:table-cell office:value-type="string" calcext:value-type="string">
            <text:p>AD5686</text:p>
          </table:table-cell>
          <table:table-cell office:value-type="string" calcext:value-type="string">
            <text:p>Package_SO:TSSOP-16_4.4x5mm_P0.65mm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Analog-Devices/AD5686ARUZ?qs=NmRFExCfTkE223vD8YE3tA%3D%3D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29, U30</text:p>
          </table:table-cell>
          <table:table-cell office:value-type="string" calcext:value-type="string">
            <text:p>OP07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op07cdr/operacne-zosilnovace-smd/texas-instruments/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1</text:p>
          </table:table-cell>
          <table:table-cell office:value-type="string" calcext:value-type="string">
            <text:p>CPC1018N</text:p>
          </table:table-cell>
          <table:table-cell office:value-type="string" calcext:value-type="string">
            <text:p>Package_SO:SO-4_4.4x3.9mm_P2.54mm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IXYS-Integrated-Circuits/CPC1018N/?qs=mzRxyRlhVdtKZF03PS27Mg%3D%3D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2</text:p>
          </table:table-cell>
          <table:table-cell office:value-type="string" calcext:value-type="string">
            <text:p>ad7177</text:p>
          </table:table-cell>
          <table:table-cell office:value-type="string" calcext:value-type="string">
            <text:p>Package_SO:TSSOP-24_4.4x7.8mm_P0.65mm</text:p>
          </table:table-cell>
          <table:table-cell office:value-type="string" calcext:value-type="string">
            <text:p>MOUS</text:p>
          </table:table-cell>
          <table:table-cell office:value-type="string" calcext:value-type="string">
            <text:p>https://www.mouser.sk/ProductDetail/Analog-Devices/AD7177-2BRUZ?qs=251aVPftrjH6MVeTWiYQww%3D%3D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:Crystal_HC49-4H_Vertical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https://www.tme.eu/sk/details/7.3728m-49s-sr/krystalove-rezonatory-tht/sr-passives/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/00/0000</text:date>, <text:time style:data-style-name="N2" text:time-value="21:09:43.3938569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8-13T21:22:38.494393734</dc:date>
    <meta:editing-duration>PT42M59S</meta:editing-duration>
    <meta:editing-cycles>15</meta:editing-cycles>
    <meta:generator>LibreOffice/6.0.7.3$Linux_X86_64 LibreOffice_project/00m0$Build-3</meta:generator>
    <meta:document-statistic meta:table-count="1" meta:cell-count="553" meta:object-count="0"/>
  </office:meta>
</office:document-meta>
</file>